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ro10" style:family="table-row">
      <style:table-row-properties style:row-height="4.053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1" style:family="table-cell" style:parent-style-name="Default">
      <style:table-cell-properties fo:wrap-option="wrap" fo:border="0.002cm solid #000000"/>
    </style:style>
    <style:style style:name="ce3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3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4" style:family="table-cell" style:parent-style-name="Default">
      <style:table-cell-properties fo:border="0.002cm solid #000000"/>
      <style:text-properties fo:font-size="12pt" fo:font-style="italic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fo:border="0.002cm solid #000000"/>
      <style:text-properties fo:font-size="12pt"/>
    </style:style>
    <style:style style:name="ce37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/>
    </style:style>
    <style:style style:name="ce41" style:family="table-cell" style:parent-style-name="Default">
      <style:text-properties fo:font-style="italic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>
      <style:text-properties fo:font-size="14pt" fo:font-weight="bold"/>
    </style:style>
    <style:style style:name="ce45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6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7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7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6" office:value-type="string">
            <text:p>image id of the referred image</text:p>
          </table:table-cell>
          <table:table-cell/>
          <table:table-cell table:style-name="ce35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5"/>
          <table:table-cell table:style-name="ce37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Date when the image was created</text:p>
          </table:table-cell>
          <table:table-cell table:style-name="ce31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digitized.<text:span text:style-name="T1"> If missing, set to </text:span><text:span text:style-name="T1">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erture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2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Metering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29" office:value-type="string">
            <text:p>in m</text:p>
          </table:table-cell>
          <table:table-cell table:style-name="ce33" office:value-type="string">
            <text:p>Exif.Photo.SubjectDist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SubjectDistanceRang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LightSource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SensingMethod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5" office:value-type="string">
            <text:p>REAL</text:p>
          </table:table-cell>
          <table:table-cell table:style-name="ce30" office:value-type="string">
            <text:p>?</text:p>
          </table:table-cell>
          <table:table-cell table:style-name="ce34" office:value-type="string">
            <text:p>Exif.Photo.FlashEnergy</text:p>
          </table:table-cell>
          <table:table-cell table:style-name="ce36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in m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1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date</text:p>
          </table:table-cell>
          <table:table-cell table:style-name="ce22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19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43"/>
        <table:table-column table:style-name="co22" table:default-cell-style-name="ce43"/>
        <table:table-column table:style-name="co7" table:number-columns-repeated="254" table:default-cell-style-name="ce43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IPTC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9">
          <table:table-cell table:style-name="ce36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10">
          <table:table-cell table:style-name="ce36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6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7">
          <table:table-cell table:style-name="ce36" office:value-type="string">
            <text:p>Description</text:p>
            <text:p>DescriptionWriter</text:p>
            <text:p>Headline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Created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Keywords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Dublin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3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6" office:value-type="string">
            <text:p>description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2">
          <table:table-cell table:style-name="ce3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subject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03.10.2007</text:date>, <text:time>00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10-03T00:05:38</dc:date>
    <meta:keyword>database digiKam</meta:keyword>
    <dc:language>fr-FR</dc:language>
    <meta:editing-cycles>37</meta:editing-cycles>
    <meta:editing-duration>PT16H10M14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15"/>
  </office:meta>
</office:document-meta>
</file>